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fader_</text:p>
          </table:table-cell>
          <table:table-cell office:value-type="float" office:value="1" calcext:value-type="float">
            <text:p>1</text:p>
          </table:table-cell>
          <table:table-cell table:formula="of:=CONCATENATE([.A1];&quot; &quot;;[.B1];&quot; &quot;;[.C1];[.D1];&quot;;&quot;)" office:value-type="string" office:string-value="0 fader fader_1;" calcext:value-type="string">
            <text:p>0 fader fader_1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der</text:p>
          </table:table-cell>
          <table:table-cell table:formula="of:=[.C1]" office:value-type="string" office:string-value="fader_" calcext:value-type="string">
            <text:p>fader_</text:p>
          </table:table-cell>
          <table:table-cell office:value-type="float" office:value="2" calcext:value-type="float">
            <text:p>2</text:p>
          </table:table-cell>
          <table:table-cell table:formula="of:=CONCATENATE([.A2];&quot; &quot;;[.B2];&quot; &quot;;[.C2];[.D2];&quot;;&quot;)" office:value-type="string" office:string-value="1 fader fader_2;" calcext:value-type="string">
            <text:p>1 fader fader_2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der</text:p>
          </table:table-cell>
          <table:table-cell table:formula="of:=[.C2]" office:value-type="string" office:string-value="fader_" calcext:value-type="string">
            <text:p>fader_</text:p>
          </table:table-cell>
          <table:table-cell office:value-type="float" office:value="3" calcext:value-type="float">
            <text:p>3</text:p>
          </table:table-cell>
          <table:table-cell table:formula="of:=CONCATENATE([.A3];&quot; &quot;;[.B3];&quot; &quot;;[.C3];[.D3];&quot;;&quot;)" office:value-type="string" office:string-value="2 fader fader_3;" calcext:value-type="string">
            <text:p>2 fader fader_3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</text:p>
          </table:table-cell>
          <table:table-cell table:formula="of:=[.C3]" office:value-type="string" office:string-value="fader_" calcext:value-type="string">
            <text:p>fader_</text:p>
          </table:table-cell>
          <table:table-cell office:value-type="float" office:value="4" calcext:value-type="float">
            <text:p>4</text:p>
          </table:table-cell>
          <table:table-cell table:formula="of:=CONCATENATE([.A4];&quot; &quot;;[.B4];&quot; &quot;;[.C4];[.D4];&quot;;&quot;)" office:value-type="string" office:string-value="3 fader fader_4;" calcext:value-type="string">
            <text:p>3 fader fader_4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der</text:p>
          </table:table-cell>
          <table:table-cell table:formula="of:=[.C4]" office:value-type="string" office:string-value="fader_" calcext:value-type="string">
            <text:p>fader_</text:p>
          </table:table-cell>
          <table:table-cell office:value-type="float" office:value="5" calcext:value-type="float">
            <text:p>5</text:p>
          </table:table-cell>
          <table:table-cell table:formula="of:=CONCATENATE([.A5];&quot; &quot;;[.B5];&quot; &quot;;[.C5];[.D5];&quot;;&quot;)" office:value-type="string" office:string-value="4 fader fader_5;" calcext:value-type="string">
            <text:p>4 fader fader_5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der</text:p>
          </table:table-cell>
          <table:table-cell table:formula="of:=[.C5]" office:value-type="string" office:string-value="fader_" calcext:value-type="string">
            <text:p>fader_</text:p>
          </table:table-cell>
          <table:table-cell office:value-type="float" office:value="6" calcext:value-type="float">
            <text:p>6</text:p>
          </table:table-cell>
          <table:table-cell table:formula="of:=CONCATENATE([.A6];&quot; &quot;;[.B6];&quot; &quot;;[.C6];[.D6];&quot;;&quot;)" office:value-type="string" office:string-value="5 fader fader_6;" calcext:value-type="string">
            <text:p>5 fader fader_6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der</text:p>
          </table:table-cell>
          <table:table-cell table:formula="of:=[.C6]" office:value-type="string" office:string-value="fader_" calcext:value-type="string">
            <text:p>fader_</text:p>
          </table:table-cell>
          <table:table-cell office:value-type="float" office:value="7" calcext:value-type="float">
            <text:p>7</text:p>
          </table:table-cell>
          <table:table-cell table:formula="of:=CONCATENATE([.A7];&quot; &quot;;[.B7];&quot; &quot;;[.C7];[.D7];&quot;;&quot;)" office:value-type="string" office:string-value="6 fader fader_7;" calcext:value-type="string">
            <text:p>6 fader fader_7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r</text:p>
          </table:table-cell>
          <table:table-cell table:formula="of:=[.C7]" office:value-type="string" office:string-value="fader_" calcext:value-type="string">
            <text:p>fader_</text:p>
          </table:table-cell>
          <table:table-cell office:value-type="float" office:value="8" calcext:value-type="float">
            <text:p>8</text:p>
          </table:table-cell>
          <table:table-cell table:formula="of:=CONCATENATE([.A8];&quot; &quot;;[.B8];&quot; &quot;;[.C8];[.D8];&quot;;&quot;)" office:value-type="string" office:string-value="7 fader fader_8;" calcext:value-type="string">
            <text:p>7 fader fader_8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knob_</text:p>
          </table:table-cell>
          <table:table-cell office:value-type="float" office:value="1" calcext:value-type="float">
            <text:p>1</text:p>
          </table:table-cell>
          <table:table-cell table:formula="of:=CONCATENATE([.A9];&quot; &quot;;[.B9];&quot; &quot;;[.C9];[.D9];&quot;;&quot;)" office:value-type="string" office:string-value="16 fader knob_1;" calcext:value-type="string">
            <text:p>16 fader knob_1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der</text:p>
          </table:table-cell>
          <table:table-cell table:formula="of:=[.C9]" office:value-type="string" office:string-value="knob_" calcext:value-type="string">
            <text:p>knob_</text:p>
          </table:table-cell>
          <table:table-cell office:value-type="float" office:value="2" calcext:value-type="float">
            <text:p>2</text:p>
          </table:table-cell>
          <table:table-cell table:formula="of:=CONCATENATE([.A10];&quot; &quot;;[.B10];&quot; &quot;;[.C10];[.D10];&quot;;&quot;)" office:value-type="string" office:string-value="17 fader knob_2;" calcext:value-type="string">
            <text:p>17 fader knob_2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der</text:p>
          </table:table-cell>
          <table:table-cell table:formula="of:=[.C10]" office:value-type="string" office:string-value="knob_" calcext:value-type="string">
            <text:p>knob_</text:p>
          </table:table-cell>
          <table:table-cell office:value-type="float" office:value="3" calcext:value-type="float">
            <text:p>3</text:p>
          </table:table-cell>
          <table:table-cell table:formula="of:=CONCATENATE([.A11];&quot; &quot;;[.B11];&quot; &quot;;[.C11];[.D11];&quot;;&quot;)" office:value-type="string" office:string-value="18 fader knob_3;" calcext:value-type="string">
            <text:p>18 fader knob_3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der</text:p>
          </table:table-cell>
          <table:table-cell table:formula="of:=[.C11]" office:value-type="string" office:string-value="knob_" calcext:value-type="string">
            <text:p>knob_</text:p>
          </table:table-cell>
          <table:table-cell office:value-type="float" office:value="4" calcext:value-type="float">
            <text:p>4</text:p>
          </table:table-cell>
          <table:table-cell table:formula="of:=CONCATENATE([.A12];&quot; &quot;;[.B12];&quot; &quot;;[.C12];[.D12];&quot;;&quot;)" office:value-type="string" office:string-value="19 fader knob_4;" calcext:value-type="string">
            <text:p>19 fader knob_4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der</text:p>
          </table:table-cell>
          <table:table-cell table:formula="of:=[.C12]" office:value-type="string" office:string-value="knob_" calcext:value-type="string">
            <text:p>knob_</text:p>
          </table:table-cell>
          <table:table-cell office:value-type="float" office:value="5" calcext:value-type="float">
            <text:p>5</text:p>
          </table:table-cell>
          <table:table-cell table:formula="of:=CONCATENATE([.A13];&quot; &quot;;[.B13];&quot; &quot;;[.C13];[.D13];&quot;;&quot;)" office:value-type="string" office:string-value="20 fader knob_5;" calcext:value-type="string">
            <text:p>20 fader knob_5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der</text:p>
          </table:table-cell>
          <table:table-cell table:formula="of:=[.C13]" office:value-type="string" office:string-value="knob_" calcext:value-type="string">
            <text:p>knob_</text:p>
          </table:table-cell>
          <table:table-cell office:value-type="float" office:value="6" calcext:value-type="float">
            <text:p>6</text:p>
          </table:table-cell>
          <table:table-cell table:formula="of:=CONCATENATE([.A14];&quot; &quot;;[.B14];&quot; &quot;;[.C14];[.D14];&quot;;&quot;)" office:value-type="string" office:string-value="21 fader knob_6;" calcext:value-type="string">
            <text:p>21 fader knob_6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der</text:p>
          </table:table-cell>
          <table:table-cell table:formula="of:=[.C14]" office:value-type="string" office:string-value="knob_" calcext:value-type="string">
            <text:p>knob_</text:p>
          </table:table-cell>
          <table:table-cell office:value-type="float" office:value="7" calcext:value-type="float">
            <text:p>7</text:p>
          </table:table-cell>
          <table:table-cell table:formula="of:=CONCATENATE([.A15];&quot; &quot;;[.B15];&quot; &quot;;[.C15];[.D15];&quot;;&quot;)" office:value-type="string" office:string-value="22 fader knob_7;" calcext:value-type="string">
            <text:p>22 fader knob_7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der</text:p>
          </table:table-cell>
          <table:table-cell table:formula="of:=[.C15]" office:value-type="string" office:string-value="knob_" calcext:value-type="string">
            <text:p>knob_</text:p>
          </table:table-cell>
          <table:table-cell office:value-type="float" office:value="8" calcext:value-type="float">
            <text:p>8</text:p>
          </table:table-cell>
          <table:table-cell table:formula="of:=CONCATENATE([.A16];&quot; &quot;;[.B16];&quot; &quot;;[.C16];[.D16];&quot;;&quot;)" office:value-type="string" office:string-value="23 fader knob_8;" calcext:value-type="string">
            <text:p>23 fader knob_8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exec1_</text:p>
          </table:table-cell>
          <table:table-cell office:value-type="float" office:value="1" calcext:value-type="float">
            <text:p>1</text:p>
          </table:table-cell>
          <table:table-cell table:formula="of:=CONCATENATE([.A17];&quot; &quot;;[.B17];&quot; &quot;;[.C17];[.D17];&quot;;&quot;)" office:value-type="string" office:string-value="32 fader exec1_1;" calcext:value-type="string">
            <text:p>32 fader exec1_1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der</text:p>
          </table:table-cell>
          <table:table-cell table:formula="of:=[.C17]" office:value-type="string" office:string-value="exec1_" calcext:value-type="string">
            <text:p>exec1_</text:p>
          </table:table-cell>
          <table:table-cell office:value-type="float" office:value="2" calcext:value-type="float">
            <text:p>2</text:p>
          </table:table-cell>
          <table:table-cell table:formula="of:=CONCATENATE([.A18];&quot; &quot;;[.B18];&quot; &quot;;[.C18];[.D18];&quot;;&quot;)" office:value-type="string" office:string-value="33 fader exec1_2;" calcext:value-type="string">
            <text:p>33 fader exec1_2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der</text:p>
          </table:table-cell>
          <table:table-cell table:formula="of:=[.C18]" office:value-type="string" office:string-value="exec1_" calcext:value-type="string">
            <text:p>exec1_</text:p>
          </table:table-cell>
          <table:table-cell office:value-type="float" office:value="3" calcext:value-type="float">
            <text:p>3</text:p>
          </table:table-cell>
          <table:table-cell table:formula="of:=CONCATENATE([.A19];&quot; &quot;;[.B19];&quot; &quot;;[.C19];[.D19];&quot;;&quot;)" office:value-type="string" office:string-value="34 fader exec1_3;" calcext:value-type="string">
            <text:p>34 fader exec1_3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ader</text:p>
          </table:table-cell>
          <table:table-cell table:formula="of:=[.C19]" office:value-type="string" office:string-value="exec1_" calcext:value-type="string">
            <text:p>exec1_</text:p>
          </table:table-cell>
          <table:table-cell office:value-type="float" office:value="4" calcext:value-type="float">
            <text:p>4</text:p>
          </table:table-cell>
          <table:table-cell table:formula="of:=CONCATENATE([.A20];&quot; &quot;;[.B20];&quot; &quot;;[.C20];[.D20];&quot;;&quot;)" office:value-type="string" office:string-value="35 fader exec1_4;" calcext:value-type="string">
            <text:p>35 fader exec1_4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ader</text:p>
          </table:table-cell>
          <table:table-cell table:formula="of:=[.C20]" office:value-type="string" office:string-value="exec1_" calcext:value-type="string">
            <text:p>exec1_</text:p>
          </table:table-cell>
          <table:table-cell office:value-type="float" office:value="5" calcext:value-type="float">
            <text:p>5</text:p>
          </table:table-cell>
          <table:table-cell table:formula="of:=CONCATENATE([.A21];&quot; &quot;;[.B21];&quot; &quot;;[.C21];[.D21];&quot;;&quot;)" office:value-type="string" office:string-value="36 fader exec1_5;" calcext:value-type="string">
            <text:p>36 fader exec1_5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ader</text:p>
          </table:table-cell>
          <table:table-cell table:formula="of:=[.C21]" office:value-type="string" office:string-value="exec1_" calcext:value-type="string">
            <text:p>exec1_</text:p>
          </table:table-cell>
          <table:table-cell office:value-type="float" office:value="6" calcext:value-type="float">
            <text:p>6</text:p>
          </table:table-cell>
          <table:table-cell table:formula="of:=CONCATENATE([.A22];&quot; &quot;;[.B22];&quot; &quot;;[.C22];[.D22];&quot;;&quot;)" office:value-type="string" office:string-value="37 fader exec1_6;" calcext:value-type="string">
            <text:p>37 fader exec1_6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der</text:p>
          </table:table-cell>
          <table:table-cell table:formula="of:=[.C22]" office:value-type="string" office:string-value="exec1_" calcext:value-type="string">
            <text:p>exec1_</text:p>
          </table:table-cell>
          <table:table-cell office:value-type="float" office:value="7" calcext:value-type="float">
            <text:p>7</text:p>
          </table:table-cell>
          <table:table-cell table:formula="of:=CONCATENATE([.A23];&quot; &quot;;[.B23];&quot; &quot;;[.C23];[.D23];&quot;;&quot;)" office:value-type="string" office:string-value="38 fader exec1_7;" calcext:value-type="string">
            <text:p>38 fader exec1_7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der</text:p>
          </table:table-cell>
          <table:table-cell table:formula="of:=[.C23]" office:value-type="string" office:string-value="exec1_" calcext:value-type="string">
            <text:p>exec1_</text:p>
          </table:table-cell>
          <table:table-cell office:value-type="float" office:value="8" calcext:value-type="float">
            <text:p>8</text:p>
          </table:table-cell>
          <table:table-cell table:formula="of:=CONCATENATE([.A24];&quot; &quot;;[.B24];&quot; &quot;;[.C24];[.D24];&quot;;&quot;)" office:value-type="string" office:string-value="39 fader exec1_8;" calcext:value-type="string">
            <text:p>39 fader exec1_8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exec2_</text:p>
          </table:table-cell>
          <table:table-cell office:value-type="float" office:value="1" calcext:value-type="float">
            <text:p>1</text:p>
          </table:table-cell>
          <table:table-cell table:formula="of:=CONCATENATE([.A25];&quot; &quot;;[.B25];&quot; &quot;;[.C25];[.D25];&quot;;&quot;)" office:value-type="string" office:string-value="48 fader exec2_1;" calcext:value-type="string">
            <text:p>48 fader exec2_1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der</text:p>
          </table:table-cell>
          <table:table-cell table:formula="of:=[.C25]" office:value-type="string" office:string-value="exec2_" calcext:value-type="string">
            <text:p>exec2_</text:p>
          </table:table-cell>
          <table:table-cell office:value-type="float" office:value="2" calcext:value-type="float">
            <text:p>2</text:p>
          </table:table-cell>
          <table:table-cell table:formula="of:=CONCATENATE([.A26];&quot; &quot;;[.B26];&quot; &quot;;[.C26];[.D26];&quot;;&quot;)" office:value-type="string" office:string-value="49 fader exec2_2;" calcext:value-type="string">
            <text:p>49 fader exec2_2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der</text:p>
          </table:table-cell>
          <table:table-cell table:formula="of:=[.C26]" office:value-type="string" office:string-value="exec2_" calcext:value-type="string">
            <text:p>exec2_</text:p>
          </table:table-cell>
          <table:table-cell office:value-type="float" office:value="3" calcext:value-type="float">
            <text:p>3</text:p>
          </table:table-cell>
          <table:table-cell table:formula="of:=CONCATENATE([.A27];&quot; &quot;;[.B27];&quot; &quot;;[.C27];[.D27];&quot;;&quot;)" office:value-type="string" office:string-value="50 fader exec2_3;" calcext:value-type="string">
            <text:p>50 fader exec2_3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der</text:p>
          </table:table-cell>
          <table:table-cell table:formula="of:=[.C27]" office:value-type="string" office:string-value="exec2_" calcext:value-type="string">
            <text:p>exec2_</text:p>
          </table:table-cell>
          <table:table-cell office:value-type="float" office:value="4" calcext:value-type="float">
            <text:p>4</text:p>
          </table:table-cell>
          <table:table-cell table:formula="of:=CONCATENATE([.A28];&quot; &quot;;[.B28];&quot; &quot;;[.C28];[.D28];&quot;;&quot;)" office:value-type="string" office:string-value="51 fader exec2_4;" calcext:value-type="string">
            <text:p>51 fader exec2_4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der</text:p>
          </table:table-cell>
          <table:table-cell table:formula="of:=[.C28]" office:value-type="string" office:string-value="exec2_" calcext:value-type="string">
            <text:p>exec2_</text:p>
          </table:table-cell>
          <table:table-cell office:value-type="float" office:value="5" calcext:value-type="float">
            <text:p>5</text:p>
          </table:table-cell>
          <table:table-cell table:formula="of:=CONCATENATE([.A29];&quot; &quot;;[.B29];&quot; &quot;;[.C29];[.D29];&quot;;&quot;)" office:value-type="string" office:string-value="52 fader exec2_5;" calcext:value-type="string">
            <text:p>52 fader exec2_5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der</text:p>
          </table:table-cell>
          <table:table-cell table:formula="of:=[.C29]" office:value-type="string" office:string-value="exec2_" calcext:value-type="string">
            <text:p>exec2_</text:p>
          </table:table-cell>
          <table:table-cell office:value-type="float" office:value="6" calcext:value-type="float">
            <text:p>6</text:p>
          </table:table-cell>
          <table:table-cell table:formula="of:=CONCATENATE([.A30];&quot; &quot;;[.B30];&quot; &quot;;[.C30];[.D30];&quot;;&quot;)" office:value-type="string" office:string-value="53 fader exec2_6;" calcext:value-type="string">
            <text:p>53 fader exec2_6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ader</text:p>
          </table:table-cell>
          <table:table-cell table:formula="of:=[.C30]" office:value-type="string" office:string-value="exec2_" calcext:value-type="string">
            <text:p>exec2_</text:p>
          </table:table-cell>
          <table:table-cell office:value-type="float" office:value="7" calcext:value-type="float">
            <text:p>7</text:p>
          </table:table-cell>
          <table:table-cell table:formula="of:=CONCATENATE([.A31];&quot; &quot;;[.B31];&quot; &quot;;[.C31];[.D31];&quot;;&quot;)" office:value-type="string" office:string-value="54 fader exec2_7;" calcext:value-type="string">
            <text:p>54 fader exec2_7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der</text:p>
          </table:table-cell>
          <table:table-cell table:formula="of:=[.C31]" office:value-type="string" office:string-value="exec2_" calcext:value-type="string">
            <text:p>exec2_</text:p>
          </table:table-cell>
          <table:table-cell office:value-type="float" office:value="8" calcext:value-type="float">
            <text:p>8</text:p>
          </table:table-cell>
          <table:table-cell table:formula="of:=CONCATENATE([.A32];&quot; &quot;;[.B32];&quot; &quot;;[.C32];[.D32];&quot;;&quot;)" office:value-type="string" office:string-value="55 fader exec2_8;" calcext:value-type="string">
            <text:p>55 fader exec2_8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exec3_</text:p>
          </table:table-cell>
          <table:table-cell office:value-type="float" office:value="1" calcext:value-type="float">
            <text:p>1</text:p>
          </table:table-cell>
          <table:table-cell table:formula="of:=CONCATENATE([.A33];&quot; &quot;;[.B33];&quot; &quot;;[.C33];[.D33];&quot;;&quot;)" office:value-type="string" office:string-value="64 fader exec3_1;" calcext:value-type="string">
            <text:p>64 fader exec3_1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ader</text:p>
          </table:table-cell>
          <table:table-cell table:formula="of:=[.C33]" office:value-type="string" office:string-value="exec3_" calcext:value-type="string">
            <text:p>exec3_</text:p>
          </table:table-cell>
          <table:table-cell office:value-type="float" office:value="2" calcext:value-type="float">
            <text:p>2</text:p>
          </table:table-cell>
          <table:table-cell table:formula="of:=CONCATENATE([.A34];&quot; &quot;;[.B34];&quot; &quot;;[.C34];[.D34];&quot;;&quot;)" office:value-type="string" office:string-value="65 fader exec3_2;" calcext:value-type="string">
            <text:p>65 fader exec3_2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ader</text:p>
          </table:table-cell>
          <table:table-cell table:formula="of:=[.C34]" office:value-type="string" office:string-value="exec3_" calcext:value-type="string">
            <text:p>exec3_</text:p>
          </table:table-cell>
          <table:table-cell office:value-type="float" office:value="3" calcext:value-type="float">
            <text:p>3</text:p>
          </table:table-cell>
          <table:table-cell table:formula="of:=CONCATENATE([.A35];&quot; &quot;;[.B35];&quot; &quot;;[.C35];[.D35];&quot;;&quot;)" office:value-type="string" office:string-value="66 fader exec3_3;" calcext:value-type="string">
            <text:p>66 fader exec3_3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ader</text:p>
          </table:table-cell>
          <table:table-cell table:formula="of:=[.C35]" office:value-type="string" office:string-value="exec3_" calcext:value-type="string">
            <text:p>exec3_</text:p>
          </table:table-cell>
          <table:table-cell office:value-type="float" office:value="4" calcext:value-type="float">
            <text:p>4</text:p>
          </table:table-cell>
          <table:table-cell table:formula="of:=CONCATENATE([.A36];&quot; &quot;;[.B36];&quot; &quot;;[.C36];[.D36];&quot;;&quot;)" office:value-type="string" office:string-value="67 fader exec3_4;" calcext:value-type="string">
            <text:p>67 fader exec3_4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ader</text:p>
          </table:table-cell>
          <table:table-cell table:formula="of:=[.C36]" office:value-type="string" office:string-value="exec3_" calcext:value-type="string">
            <text:p>exec3_</text:p>
          </table:table-cell>
          <table:table-cell office:value-type="float" office:value="5" calcext:value-type="float">
            <text:p>5</text:p>
          </table:table-cell>
          <table:table-cell table:formula="of:=CONCATENATE([.A37];&quot; &quot;;[.B37];&quot; &quot;;[.C37];[.D37];&quot;;&quot;)" office:value-type="string" office:string-value="68 fader exec3_5;" calcext:value-type="string">
            <text:p>68 fader exec3_5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ader</text:p>
          </table:table-cell>
          <table:table-cell table:formula="of:=[.C37]" office:value-type="string" office:string-value="exec3_" calcext:value-type="string">
            <text:p>exec3_</text:p>
          </table:table-cell>
          <table:table-cell office:value-type="float" office:value="6" calcext:value-type="float">
            <text:p>6</text:p>
          </table:table-cell>
          <table:table-cell table:formula="of:=CONCATENATE([.A38];&quot; &quot;;[.B38];&quot; &quot;;[.C38];[.D38];&quot;;&quot;)" office:value-type="string" office:string-value="69 fader exec3_6;" calcext:value-type="string">
            <text:p>69 fader exec3_6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der</text:p>
          </table:table-cell>
          <table:table-cell table:formula="of:=[.C38]" office:value-type="string" office:string-value="exec3_" calcext:value-type="string">
            <text:p>exec3_</text:p>
          </table:table-cell>
          <table:table-cell office:value-type="float" office:value="7" calcext:value-type="float">
            <text:p>7</text:p>
          </table:table-cell>
          <table:table-cell table:formula="of:=CONCATENATE([.A39];&quot; &quot;;[.B39];&quot; &quot;;[.C39];[.D39];&quot;;&quot;)" office:value-type="string" office:string-value="70 fader exec3_7;" calcext:value-type="string">
            <text:p>70 fader exec3_7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ader</text:p>
          </table:table-cell>
          <table:table-cell table:formula="of:=[.C39]" office:value-type="string" office:string-value="exec3_" calcext:value-type="string">
            <text:p>exec3_</text:p>
          </table:table-cell>
          <table:table-cell office:value-type="float" office:value="8" calcext:value-type="float">
            <text:p>8</text:p>
          </table:table-cell>
          <table:table-cell table:formula="of:=CONCATENATE([.A40];&quot; &quot;;[.B40];&quot; &quot;;[.C40];[.D40];&quot;;&quot;)" office:value-type="string" office:string-value="71 fader exec3_8;" calcext:value-type="string">
            <text:p>71 fader exec3_8;</text:p>
          </table:table-cell>
        </table:table-row>
        <table:table-row table:style-name="ro1">
          <table:table-cell table:number-columns-repeated="4"/>
          <table:table-cell table:formula="of:=CONCATENATE([.A41];&quot; &quot;;[.B41];&quot; &quot;;[.C41];[.D41];&quot;;&quot;)" office:value-type="string" office:string-value="  ;" calcext:value-type="string">
            <text:p><text:s text:c="2"/>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1:20:46.037161981</meta:creation-date>
    <dc:date>2019-09-28T11:26:21.760638929</dc:date>
    <meta:editing-duration>PT5M36S</meta:editing-duration>
    <meta:editing-cycles>1</meta:editing-cycles>
    <meta:document-statistic meta:table-count="1" meta:cell-count="201" meta:object-count="0"/>
    <meta:generator>LibreOffice/5.2.7.2$Linux_x86 LibreOffice_project/20m0$Build-2</meta:generator>
  </office:meta>
</office:document-meta>
</file>